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Prob</text:p>
          </table:table-cell>
          <table:table-cell office:value-type="string" calcext:value-type="string">
            <text:p>Arrow wid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 refuses to resign</text:p>
          </table:table-cell>
          <table:table-cell table:number-columns-repeated="8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2"/>
          <table:table-cell table:formula="of:=[.A3]" office:value-type="float" office:value="0.95" calcext:value-type="float">
            <text:p>0.95</text:p>
          </table:table-cell>
          <table:table-cell table:formula="of:=[.D3]*20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resigns</text:p>
          </table:table-cell>
          <table:table-cell table:number-columns-repeated="8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/>
          <table:table-cell table:formula="of:=[.A6]" office:value-type="float" office:value="0.05" calcext:value-type="float">
            <text:p>0.05</text:p>
          </table:table-cell>
          <table:table-cell table:formula="of:=[.D6]*2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D14]" office:value-type="float" office:value="0.513" calcext:value-type="float">
            <text:p>0.51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7]*[.B7]" office:value-type="float" office:value="0.0513" calcext:value-type="float">
            <text:p>0.0513</text:p>
          </table:table-cell>
          <table:table-cell table:formula="of:=[.D7]*20" office:value-type="float" office:value="1.026" calcext:value-type="float">
            <text:p>1.02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6:.D7])" office:value-type="float" office:value="0.1013" calcext:value-type="float">
            <text:p>0.1013</text:p>
          </table:table-cell>
          <table:table-cell table:formula="of:=[.D8]*20" office:value-type="float" office:value="2.026" calcext:value-type="float">
            <text:p>2.02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position bring fwd date</text:p>
          </table:table-cell>
          <table:table-cell table:number-columns-repeated="8"/>
        </table:table-row>
        <table:table-row table:style-name="ro1">
          <table:table-cell table:formula="of:=[.D3]"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11]*[.B11]" office:value-type="float" office:value="0.57" calcext:value-type="float">
            <text:p>0.57</text:p>
          </table:table-cell>
          <table:table-cell table:formula="of:=[.D11]*20" office:value-type="float" office:value="11.4" calcext:value-type="float">
            <text:p>11.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md succeeds</text:p>
          </table:table-cell>
          <table:table-cell table:number-columns-repeated="8"/>
        </table:table-row>
        <table:table-row table:style-name="ro1">
          <table:table-cell table:formula="of:=[.D11]" office:value-type="float" office:value="0.57" calcext:value-type="float">
            <text:p>0.57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4]*[.B14]" office:value-type="float" office:value="0.513" calcext:value-type="float">
            <text:p>0.513</text:p>
          </table:table-cell>
          <table:table-cell table:formula="of:=[.D14]*20"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md fails</text:p>
          </table:table-cell>
          <table:table-cell table:number-columns-repeated="8"/>
        </table:table-row>
        <table:table-row table:style-name="ro1">
          <table:table-cell table:formula="of:=[.D11]" office:value-type="float" office:value="0.57" calcext:value-type="float">
            <text:p>0.57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7]*[.B17]" office:value-type="float" office:value="0.057" calcext:value-type="float">
            <text:p>0.057</text:p>
          </table:table-cell>
          <table:table-cell table:formula="of:=[.D17]*20" office:value-type="float" office:value="1.14" calcext:value-type="float">
            <text:p>1.1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complies</text:p>
          </table:table-cell>
          <table:table-cell table:number-columns-repeated="8"/>
        </table:table-row>
        <table:table-row table:style-name="ro1">
          <table:table-cell table:formula="of:=[.D14]" office:value-type="float" office:value="0.513" calcext:value-type="float">
            <text:p>0.51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20]*[.B20]" office:value-type="float" office:value="0.0513" calcext:value-type="float">
            <text:p>0.0513</text:p>
          </table:table-cell>
          <table:table-cell table:formula="of:=[.D20]*20" office:value-type="float" office:value="1.026" calcext:value-type="float">
            <text:p>1.02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doesn’t comply</text:p>
          </table:table-cell>
          <table:table-cell table:number-columns-repeated="8"/>
        </table:table-row>
        <table:table-row table:style-name="ro1">
          <table:table-cell table:formula="of:=[.D14]" office:value-type="float" office:value="0.513" calcext:value-type="float">
            <text:p>0.513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23]*[.B23]" office:value-type="float" office:value="0.4104" calcext:value-type="float">
            <text:p>0.4104</text:p>
          </table:table-cell>
          <table:table-cell table:formula="of:=[.D23]*20" office:value-type="float" office:value="8.208" calcext:value-type="float">
            <text:p>8.20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before 17 Oct</text:p>
          </table:table-cell>
          <table:table-cell table:number-columns-repeated="8"/>
        </table:table-row>
        <table:table-row table:style-name="ro1">
          <table:table-cell table:formula="of:=[.D20]" office:value-type="float" office:value="0.0513" calcext:value-type="float">
            <text:p>0.051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26]*[.B26]" office:value-type="float" office:value="0.01026" calcext:value-type="float">
            <text:p>0.01026</text:p>
          </table:table-cell>
          <table:table-cell table:formula="of:=[.D26]*20" office:value-type="float" office:value="0.2052" calcext:value-type="float">
            <text:p>0.2052</text:p>
          </table:table-cell>
          <table:table-cell table:number-columns-repeated="4"/>
        </table:table-row>
        <table:table-row table:style-name="ro1">
          <table:table-cell table:formula="of:=[.D23]" office:value-type="float" office:value="0.4104" calcext:value-type="float">
            <text:p>0.4104</text:p>
          </table:table-cell>
          <table:table-cell table:number-columns-repeated="2"/>
          <table:table-cell table:formula="of:=[.A27]" office:value-type="float" office:value="0.4104" calcext:value-type="float">
            <text:p>0.4104</text:p>
          </table:table-cell>
          <table:table-cell table:formula="of:=[.D27]*20" office:value-type="float" office:value="8.208" calcext:value-type="float">
            <text:p>8.208</text:p>
          </table:table-cell>
          <table:table-cell table:number-columns-repeated="4"/>
        </table:table-row>
        <table:table-row table:style-name="ro1">
          <table:table-cell table:formula="of:=[.D3]" office:value-type="float" office:value="0.95" calcext:value-type="float">
            <text:p>0.9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28]*[.B28]" office:value-type="float" office:value="0.285" calcext:value-type="float">
            <text:p>0.285</text:p>
          </table:table-cell>
          <table:table-cell table:formula="of:=[.D28]*20"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26:.D28])" office:value-type="float" office:value="0.70566" calcext:value-type="float">
            <text:p>0.70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NC succeeds</text:p>
          </table:table-cell>
          <table:table-cell table:number-columns-repeated="8"/>
        </table:table-row>
        <table:table-row table:style-name="ro1">
          <table:table-cell table:formula="of:=[.D29]" office:value-type="float" office:value="0.70566" calcext:value-type="float">
            <text:p>0.70566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31]*[.B31]" office:value-type="float" office:value="0.635094" calcext:value-type="float">
            <text:p>0.635094</text:p>
          </table:table-cell>
          <table:table-cell table:formula="of:=[.D31]*20" office:value-type="float" office:value="12.70188" calcext:value-type="float">
            <text:p>12.7018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8"/>
        </table:table-row>
        <table:table-row table:style-name="ro1">
          <table:table-cell table:formula="of:=[.D29]" office:value-type="float" office:value="0.70566" calcext:value-type="float">
            <text:p>0.7056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34]*[.B34]" office:value-type="float" office:value="0.070566" calcext:value-type="float">
            <text:p>0.070566</text:p>
          </table:table-cell>
          <table:table-cell table:formula="of:=[.D34]*20" office:value-type="float" office:value="1.41132" calcext:value-type="float">
            <text:p>1.4113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succeeds, Johnson resigns</text:p>
          </table:table-cell>
          <table:table-cell table:number-columns-repeated="8"/>
        </table:table-row>
        <table:table-row table:style-name="ro1">
          <table:table-cell table:formula="of:=[.D31]" office:value-type="float" office:value="0.635094" calcext:value-type="float">
            <text:p>0.635094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37]*[.B37]" office:value-type="float" office:value="0.5715846" calcext:value-type="float">
            <text:p>0.5715846</text:p>
          </table:table-cell>
          <table:table-cell table:formula="of:=[.D37]*20" office:value-type="float" office:value="11.431692" calcext:value-type="float">
            <text:p>11.43169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succeeds, Johnson doesn’t resign</text:p>
          </table:table-cell>
          <table:table-cell table:number-columns-repeated="8"/>
        </table:table-row>
        <table:table-row table:style-name="ro1">
          <table:table-cell table:formula="of:=[.D31]" office:value-type="float" office:value="0.635094" calcext:value-type="float">
            <text:p>0.635094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40]*[.B40]" office:value-type="float" office:value="0.0635094" calcext:value-type="float">
            <text:p>0.0635094</text:p>
          </table:table-cell>
          <table:table-cell table:formula="of:=[.D40]*20" office:value-type="float" office:value="1.270188" calcext:value-type="float">
            <text:p>1.27018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doesn’t resign, Queen effectively sacks him</text:p>
          </table:table-cell>
          <table:table-cell table:number-columns-repeated="8"/>
        </table:table-row>
        <table:table-row table:style-name="ro1">
          <table:table-cell table:formula="of:=[.D40]" office:value-type="float" office:value="0.0635094" calcext:value-type="float">
            <text:p>0.0635094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43]*[.B43]" office:value-type="float" office:value="0.0317547" calcext:value-type="float">
            <text:p>0.0317547</text:p>
          </table:table-cell>
          <table:table-cell table:formula="of:=[.D43]*20" office:value-type="float" office:value="0.635094" calcext:value-type="float">
            <text:p>0.63509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doesn’t resign, case against him</text:p>
          </table:table-cell>
          <table:table-cell table:number-columns-repeated="8"/>
        </table:table-row>
        <table:table-row table:style-name="ro1">
          <table:table-cell table:formula="of:=[.D40]" office:value-type="float" office:value="0.0635094" calcext:value-type="float">
            <text:p>0.0635094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46]*[.B46]" office:value-type="float" office:value="0.0317547" calcext:value-type="float">
            <text:p>0.0317547</text:p>
          </table:table-cell>
          <table:table-cell table:formula="of:=[.D46]*20" office:value-type="float" office:value="0.635094" calcext:value-type="float">
            <text:p>0.63509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goes to European Council</text:p>
          </table:table-cell>
          <table:table-cell table:number-columns-repeated="8"/>
        </table:table-row>
        <table:table-row table:style-name="ro1">
          <table:table-cell table:formula="of:=[.D3]"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49]*[.B49]" office:value-type="float" office:value="0.095" calcext:value-type="float">
            <text:p>0.095</text:p>
          </table:table-cell>
          <table:table-cell table:formula="of:=[.D49]*20" office:value-type="float" office:value="1.9" calcext:value-type="float">
            <text:p>1.9</text:p>
          </table:table-cell>
          <table:table-cell table:number-columns-repeated="4"/>
        </table:table-row>
        <table:table-row table:style-name="ro1">
          <table:table-cell table:formula="of:=[.D17]" office:value-type="float" office:value="0.057" calcext:value-type="float">
            <text:p>0.057</text:p>
          </table:table-cell>
          <table:table-cell table:number-columns-repeated="2"/>
          <table:table-cell table:formula="of:=[.A50]" office:value-type="float" office:value="0.057" calcext:value-type="float">
            <text:p>0.057</text:p>
          </table:table-cell>
          <table:table-cell table:formula="of:=[.D50]*20" office:value-type="float" office:value="1.14" calcext:value-type="float">
            <text:p>1.14</text:p>
          </table:table-cell>
          <table:table-cell table:number-columns-repeated="4"/>
        </table:table-row>
        <table:table-row table:style-name="ro1">
          <table:table-cell table:formula="of:=[.D20]" office:value-type="float" office:value="0.0513" calcext:value-type="float">
            <text:p>0.0513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51]*[.B51]" office:value-type="float" office:value="0.04104" calcext:value-type="float">
            <text:p>0.04104</text:p>
          </table:table-cell>
          <table:table-cell table:formula="of:=[.D51]*20" office:value-type="float" office:value="0.8208" calcext:value-type="float">
            <text:p>0.8208</text:p>
          </table:table-cell>
          <table:table-cell table:number-columns-repeated="4"/>
        </table:table-row>
        <table:table-row table:style-name="ro1">
          <table:table-cell table:formula="of:=[.D34]" office:value-type="float" office:value="0.070566" calcext:value-type="float">
            <text:p>0.070566</text:p>
          </table:table-cell>
          <table:table-cell table:number-columns-repeated="2"/>
          <table:table-cell table:formula="of:=[.A52]" office:value-type="float" office:value="0.070566" calcext:value-type="float">
            <text:p>0.070566</text:p>
          </table:table-cell>
          <table:table-cell table:formula="of:=[.D52]*20" office:value-type="float" office:value="1.41132" calcext:value-type="float">
            <text:p>1.4113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49:.D52])" office:value-type="float" office:value="0.263606" calcext:value-type="float">
            <text:p>0.26360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position parties unify</text:p>
          </table:table-cell>
          <table:table-cell table:number-columns-repeated="8"/>
        </table:table-row>
        <table:table-row table:style-name="ro1">
          <table:table-cell table:formula="of:=[.D43]" office:value-type="float" office:value="0.0317547" calcext:value-type="float">
            <text:p>0.0317547</text:p>
          </table:table-cell>
          <table:table-cell table:number-columns-repeated="2"/>
          <table:table-cell table:formula="of:=[.A56]" office:value-type="float" office:value="0.0317547" calcext:value-type="float">
            <text:p>0.0317547</text:p>
          </table:table-cell>
          <table:table-cell table:formula="of:=[.D56]*20" office:value-type="float" office:value="0.635094" calcext:value-type="float">
            <text:p>0.635094</text:p>
          </table:table-cell>
          <table:table-cell table:number-columns-repeated="4"/>
        </table:table-row>
        <table:table-row table:style-name="ro1">
          <table:table-cell table:formula="of:=[.D37]" office:value-type="float" office:value="0.5715846" calcext:value-type="float">
            <text:p>0.5715846</text:p>
          </table:table-cell>
          <table:table-cell table:number-columns-repeated="2"/>
          <table:table-cell table:formula="of:=[.A57]" office:value-type="float" office:value="0.5715846" calcext:value-type="float">
            <text:p>0.5715846</text:p>
          </table:table-cell>
          <table:table-cell table:formula="of:=[.D57]*20" office:value-type="float" office:value="11.431692" calcext:value-type="float">
            <text:p>11.431692</text:p>
          </table:table-cell>
          <table:table-cell table:number-columns-repeated="4"/>
        </table:table-row>
        <table:table-row table:style-name="ro1">
          <table:table-cell table:formula="of:=[.D8]" office:value-type="float" office:value="0.1013" calcext:value-type="float">
            <text:p>0.1013</text:p>
          </table:table-cell>
          <table:table-cell table:number-columns-repeated="2"/>
          <table:table-cell table:formula="of:=[.A58]" office:value-type="float" office:value="0.1013" calcext:value-type="float">
            <text:p>0.1013</text:p>
          </table:table-cell>
          <table:table-cell table:formula="of:=[.D58]*20" office:value-type="float" office:value="2.026" calcext:value-type="float">
            <text:p>2.02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56:.D58])" office:value-type="float" office:value="0.7046393" calcext:value-type="float">
            <text:p>0.704639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retaker GE</text:p>
          </table:table-cell>
          <table:table-cell table:number-columns-repeated="8"/>
        </table:table-row>
        <table:table-row table:style-name="ro1">
          <table:table-cell table:formula="of:=[.D59]" office:value-type="float" office:value="0.7046393" calcext:value-type="float">
            <text:p>0.7046393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62]*[.B62]" office:value-type="float" office:value="0.63417537" calcext:value-type="float">
            <text:p>0.63417537</text:p>
          </table:table-cell>
          <table:table-cell table:formula="of:=[.D62]*20" office:value-type="float" office:value="12.6835074" calcext:value-type="float">
            <text:p>12.683507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retaker PV</text:p>
          </table:table-cell>
          <table:table-cell table:number-columns-repeated="8"/>
        </table:table-row>
        <table:table-row table:style-name="ro1">
          <table:table-cell table:formula="of:=[.D59]" office:value-type="float" office:value="0.7046393" calcext:value-type="float">
            <text:p>0.704639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65]*[.B65]" office:value-type="float" office:value="0.07046393" calcext:value-type="float">
            <text:p>0.07046393</text:p>
          </table:table-cell>
          <table:table-cell table:formula="of:=[.D65]*20" office:value-type="float" office:value="1.4092786" calcext:value-type="float">
            <text:p>1.409278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gets a Deal</text:p>
          </table:table-cell>
          <table:table-cell table:number-columns-repeated="8"/>
        </table:table-row>
        <table:table-row table:style-name="ro1">
          <table:table-cell table:formula="of:=[.D53]" office:value-type="float" office:value="0.263606" calcext:value-type="float">
            <text:p>0.26360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68]*[.B68]" office:value-type="float" office:value="0.0263606" calcext:value-type="float">
            <text:p>0.0263606</text:p>
          </table:table-cell>
          <table:table-cell table:formula="of:=[.D68]*20" office:value-type="float" office:value="0.527212" calcext:value-type="float">
            <text:p>0.52721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refuses everything</text:p>
          </table:table-cell>
          <table:table-cell table:number-columns-repeated="8"/>
        </table:table-row>
        <table:table-row table:style-name="ro1">
          <table:table-cell table:formula="of:=[.D53]" office:value-type="float" office:value="0.263606" calcext:value-type="float">
            <text:p>0.263606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71]*[.B71]" office:value-type="float" office:value="0.1581636" calcext:value-type="float">
            <text:p>0.1581636</text:p>
          </table:table-cell>
          <table:table-cell table:formula="of:=[.D71]*20" office:value-type="float" office:value="3.163272" calcext:value-type="float">
            <text:p>3.16327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asks for ext for GE + EU offers months</text:p>
          </table:table-cell>
          <table:table-cell table:number-columns-repeated="8"/>
        </table:table-row>
        <table:table-row table:style-name="ro1">
          <table:table-cell table:formula="of:=[.D53]" office:value-type="float" office:value="0.263606" calcext:value-type="float">
            <text:p>0.263606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74]*[.B74]" office:value-type="float" office:value="0.0790818000000001" calcext:value-type="float">
            <text:p>0.0790818</text:p>
          </table:table-cell>
          <table:table-cell table:formula="of:=[.D74]*20" office:value-type="float" office:value="1.581636" calcext:value-type="float">
            <text:p>1.58163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Fails</text:p>
          </table:table-cell>
          <table:table-cell table:number-columns-repeated="8"/>
        </table:table-row>
        <table:table-row table:style-name="ro1">
          <table:table-cell table:formula="of:=[.D68]" office:value-type="float" office:value="0.0263606" calcext:value-type="float">
            <text:p>0.0263606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77]*[.B77]" office:value-type="float" office:value="0.02504257" calcext:value-type="float">
            <text:p>0.02504257</text:p>
          </table:table-cell>
          <table:table-cell table:formula="of:=[.D77]*20" office:value-type="float" office:value="0.5008514" calcext:value-type="float">
            <text:p>0.500851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passes</text:p>
          </table:table-cell>
          <table:table-cell table:number-columns-repeated="8"/>
        </table:table-row>
        <table:table-row table:style-name="ro1">
          <table:table-cell table:formula="of:=[.D68]" office:value-type="float" office:value="0.0263606" calcext:value-type="float">
            <text:p>0.0263606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A80]*[.B80]" office:value-type="float" office:value="0.00131803" calcext:value-type="float">
            <text:p>0.00131803</text:p>
          </table:table-cell>
          <table:table-cell table:formula="of:=[.D80]*20" office:value-type="float" office:value="0.0263606" calcext:value-type="float">
            <text:p>0.026360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21 Oct</text:p>
          </table:table-cell>
          <table:table-cell table:number-columns-repeated="8"/>
        </table:table-row>
        <table:table-row table:style-name="ro1">
          <table:table-cell table:formula="of:=[.D18]" office:value-type="float" office:value="0" calcext:value-type="float">
            <text:p>0</text:p>
          </table:table-cell>
          <table:table-cell table:number-columns-repeated="2"/>
          <table:table-cell table:formula="of:=[.A83]" office:value-type="float" office:value="0" calcext:value-type="float">
            <text:p>0</text:p>
          </table:table-cell>
          <table:table-cell table:formula="of:=[.D83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21]" office:value-type="float" office:value="0" calcext:value-type="float">
            <text:p>0</text:p>
          </table:table-cell>
          <table:table-cell table:number-columns-repeated="2"/>
          <table:table-cell table:formula="of:=[.A84]" office:value-type="float" office:value="0" calcext:value-type="float">
            <text:p>0</text:p>
          </table:table-cell>
          <table:table-cell table:formula="of:=[.D84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71]" office:value-type="float" office:value="0.1581636" calcext:value-type="float">
            <text:p>0.1581636</text:p>
          </table:table-cell>
          <table:table-cell table:number-columns-repeated="2"/>
          <table:table-cell table:formula="of:=[.A85]" office:value-type="float" office:value="0.1581636" calcext:value-type="float">
            <text:p>0.1581636</text:p>
          </table:table-cell>
          <table:table-cell table:formula="of:=[.D85]*20" office:value-type="float" office:value="3.163272" calcext:value-type="float">
            <text:p>3.163272</text:p>
          </table:table-cell>
          <table:table-cell table:number-columns-repeated="4"/>
        </table:table-row>
        <table:table-row table:style-name="ro1">
          <table:table-cell table:formula="of:=[.D77]" office:value-type="float" office:value="0.02504257" calcext:value-type="float">
            <text:p>0.02504257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86]*[.B86]" office:value-type="float" office:value="0.012521285" calcext:value-type="float">
            <text:p>0.012521285</text:p>
          </table:table-cell>
          <table:table-cell table:formula="of:=[.D86]*20" office:value-type="float" office:value="0.2504257" calcext:value-type="float">
            <text:p>0.250425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83:.D86])" office:value-type="float" office:value="0.170684885" calcext:value-type="float">
            <text:p>0.170684885</text:p>
          </table:table-cell>
          <table:table-cell table:formula="of:=[.D87]*20" office:value-type="float" office:value="3.4136977" calcext:value-type="float">
            <text:p>3.41369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C 21 Oct, fails</text:p>
          </table:table-cell>
          <table:table-cell table:number-columns-repeated="8"/>
        </table:table-row>
        <table:table-row table:style-name="ro1">
          <table:table-cell table:formula="of:=[.D87]" office:value-type="float" office:value="0.170684885" calcext:value-type="float">
            <text:p>0.17068488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89]*[.B89]" office:value-type="float" office:value="0.0170684885" calcext:value-type="float">
            <text:p>0.0170684885</text:p>
          </table:table-cell>
          <table:table-cell table:formula="of:=[.D89]*20" office:value-type="float" office:value="0.34136977" calcext:value-type="float">
            <text:p>0.3413697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21 Oct, passes</text:p>
          </table:table-cell>
          <table:table-cell table:number-columns-repeated="8"/>
        </table:table-row>
        <table:table-row table:style-name="ro1">
          <table:table-cell table:formula="of:=[.D87]" office:value-type="float" office:value="0.170684885" calcext:value-type="float">
            <text:p>0.170684885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92]*[.B92]" office:value-type="float" office:value="0.1536163965" calcext:value-type="float">
            <text:p>0.1536163965</text:p>
          </table:table-cell>
          <table:table-cell table:formula="of:=[.D92]*20" office:value-type="float" office:value="3.07232793" calcext:value-type="float">
            <text:p>3.0723279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st min revoke showdown</text:p>
          </table:table-cell>
          <table:table-cell table:number-columns-repeated="8"/>
        </table:table-row>
        <table:table-row table:style-name="ro1">
          <table:table-cell table:formula="of:=[.D46]" office:value-type="float" office:value="0.0317547" calcext:value-type="float">
            <text:p>0.0317547</text:p>
          </table:table-cell>
          <table:table-cell table:number-columns-repeated="2"/>
          <table:table-cell table:formula="of:=[.A95]" office:value-type="float" office:value="0.0317547" calcext:value-type="float">
            <text:p>0.0317547</text:p>
          </table:table-cell>
          <table:table-cell table:formula="of:=[.D95]*20" office:value-type="float" office:value="0.635094" calcext:value-type="float">
            <text:p>0.635094</text:p>
          </table:table-cell>
          <table:table-cell table:number-columns-repeated="4"/>
        </table:table-row>
        <table:table-row table:style-name="ro1">
          <table:table-cell table:formula="of:=[.D89]" office:value-type="float" office:value="0.0170684885" calcext:value-type="float">
            <text:p>0.0170684885</text:p>
          </table:table-cell>
          <table:table-cell table:number-columns-repeated="2"/>
          <table:table-cell table:formula="of:=[.A96]" office:value-type="float" office:value="0.0170684885" calcext:value-type="float">
            <text:p>0.0170684885</text:p>
          </table:table-cell>
          <table:table-cell table:formula="of:=[.D96]*20" office:value-type="float" office:value="0.34136977" calcext:value-type="float">
            <text:p>0.34136977</text:p>
          </table:table-cell>
          <table:table-cell table:number-columns-repeated="4"/>
        </table:table-row>
        <table:table-row table:style-name="ro1">
          <table:table-cell table:formula="of:=[.D77]" office:value-type="float" office:value="0.02504257" calcext:value-type="float">
            <text:p>0.02504257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97]*[.B97]" office:value-type="float" office:value="0.012521285" calcext:value-type="float">
            <text:p>0.012521285</text:p>
          </table:table-cell>
          <table:table-cell table:formula="of:=[.D97]*20" office:value-type="float" office:value="0.2504257" calcext:value-type="float">
            <text:p>0.250425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95:.D97])" office:value-type="float" office:value="0.0613444735" calcext:value-type="float">
            <text:p>0.0613444735</text:p>
          </table:table-cell>
          <table:table-cell table:formula="of:=[.D98]*20" office:value-type="float" office:value="1.22688947" calcext:value-type="float">
            <text:p>1.226889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al 31 Oct</text:p>
          </table:table-cell>
          <table:table-cell table:number-columns-repeated="5"/>
          <table:table-cell office:value-type="string" calcext:value-type="string">
            <text:p>Percent</text:p>
          </table:table-cell>
          <table:table-cell office:value-type="string" calcext:value-type="string">
            <text:p>Percent rounded</text:p>
          </table:table-cell>
          <table:table-cell office:value-type="string" calcext:value-type="string">
            <text:p>Manual rounded</text:p>
          </table:table-cell>
        </table:table-row>
        <table:table-row table:style-name="ro1">
          <table:table-cell table:formula="of:=[.D15]" office:value-type="float" office:value="0" calcext:value-type="float">
            <text:p>0</text:p>
          </table:table-cell>
          <table:table-cell table:number-columns-repeated="2"/>
          <table:table-cell table:formula="of:=[.A102]" office:value-type="float" office:value="0" calcext:value-type="float">
            <text:p>0</text:p>
          </table:table-cell>
          <table:table-cell table:formula="of:=[.D102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98]" office:value-type="float" office:value="0.0613444735" calcext:value-type="float">
            <text:p>0.061344473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03]*[.B103]" office:value-type="float" office:value="0.0122688947" calcext:value-type="float">
            <text:p>0.0122688947</text:p>
          </table:table-cell>
          <table:table-cell table:formula="of:=[.D103]*20" office:value-type="float" office:value="0.245377894" calcext:value-type="float">
            <text:p>0.24537789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102:.D103])" office:value-type="float" office:value="0.0122688947" calcext:value-type="float">
            <text:p>0.0122688947</text:p>
          </table:table-cell>
          <table:table-cell table:formula="of:=[.D104]*20" office:value-type="float" office:value="0.245377894" calcext:value-type="float">
            <text:p>0.245377894</text:p>
          </table:table-cell>
          <table:table-cell/>
          <table:table-cell table:formula="of:=[.D104]*100" office:value-type="float" office:value="1.22688947" calcext:value-type="float">
            <text:p>1.22688947</text:p>
          </table:table-cell>
          <table:table-cell table:style-name="ce2" table:formula="of:=[.G104]" office:value-type="float" office:value="1.22688947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rt 50 Revoked</text:p>
          </table:table-cell>
          <table:table-cell table:number-columns-repeated="8"/>
        </table:table-row>
        <table:table-row table:style-name="ro1">
          <table:table-cell table:formula="of:=[.D98]" office:value-type="float" office:value="0.0613444735" calcext:value-type="float">
            <text:p>0.061344473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07]*[.B107]" office:value-type="float" office:value="0.0490755788" calcext:value-type="float">
            <text:p>0.0490755788</text:p>
          </table:table-cell>
          <table:table-cell table:formula="of:=[.D107]*20" office:value-type="float" office:value="0.981511576000001" calcext:value-type="float">
            <text:p>0.981511576000001</text:p>
          </table:table-cell>
          <table:table-cell/>
          <table:table-cell table:formula="of:=[.D107]*100" office:value-type="float" office:value="4.90755788" calcext:value-type="float">
            <text:p>4.90755788</text:p>
          </table:table-cell>
          <table:table-cell table:style-name="ce2" table:formula="of:=[.G107]" office:value-type="float" office:value="4.90755788" calcext:value-type="float">
            <text:p>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rexit with a Deal</text:p>
          </table:table-cell>
          <table:table-cell table:number-columns-repeated="8"/>
        </table:table-row>
        <table:table-row table:style-name="ro1">
          <table:table-cell table:formula="of:=[.D80]" office:value-type="float" office:value="0.00131803" calcext:value-type="float">
            <text:p>0.00131803</text:p>
          </table:table-cell>
          <table:table-cell table:number-columns-repeated="2"/>
          <table:table-cell table:formula="of:=[.A110]" office:value-type="float" office:value="0.00131803" calcext:value-type="float">
            <text:p>0.00131803</text:p>
          </table:table-cell>
          <table:table-cell table:formula="of:=[.D110]*20" office:value-type="float" office:value="0.0263606" calcext:value-type="float">
            <text:p>0.0263606</text:p>
          </table:table-cell>
          <table:table-cell/>
          <table:table-cell table:formula="of:=[.D110]*100" office:value-type="float" office:value="0.131803" calcext:value-type="float">
            <text:p>0.131803</text:p>
          </table:table-cell>
          <table:table-cell table:style-name="ce2" table:formula="of:=[.G110]" office:value-type="float" office:value="0.131803" calcext:value-type="float">
            <text:p/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 by end 2019</text:p>
          </table:table-cell>
          <table:table-cell table:number-columns-repeated="8"/>
        </table:table-row>
        <table:table-row table:style-name="ro1">
          <table:table-cell table:formula="of:=[.D92]" office:value-type="float" office:value="0.1536163965" calcext:value-type="float">
            <text:p>0.153616396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13]*[.B113]" office:value-type="float" office:value="0.0768081982500001" calcext:value-type="float">
            <text:p>0.07680819825</text:p>
          </table:table-cell>
          <table:table-cell table:formula="of:=[.D113]*20" office:value-type="float" office:value="1.536163965" calcext:value-type="float">
            <text:p>1.536163965</text:p>
          </table:table-cell>
          <table:table-cell table:number-columns-repeated="4"/>
        </table:table-row>
        <table:table-row table:style-name="ro1">
          <table:table-cell table:formula="of:=[.D74]" office:value-type="float" office:value="0.0790818000000001" calcext:value-type="float">
            <text:p>0.0790818</text:p>
          </table:table-cell>
          <table:table-cell table:number-columns-repeated="2"/>
          <table:table-cell table:formula="of:=[.A114]" office:value-type="float" office:value="0.0790818000000001" calcext:value-type="float">
            <text:p>0.0790818</text:p>
          </table:table-cell>
          <table:table-cell table:formula="of:=[.D114]*20" office:value-type="float" office:value="1.581636" calcext:value-type="float">
            <text:p>1.581636</text:p>
          </table:table-cell>
          <table:table-cell table:number-columns-repeated="4"/>
        </table:table-row>
        <table:table-row table:style-name="ro1">
          <table:table-cell table:formula="of:=[.D62]" office:value-type="float" office:value="0.63417537" calcext:value-type="float">
            <text:p>0.63417537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15]*[.B115]" office:value-type="float" office:value="0.443922759" calcext:value-type="float">
            <text:p>0.443922759</text:p>
          </table:table-cell>
          <table:table-cell table:formula="of:=[.D115]*20" office:value-type="float" office:value="8.87845518000001" calcext:value-type="float">
            <text:p>8.8784551800000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13:.D115])" office:value-type="float" office:value="0.59981275725" calcext:value-type="float">
            <text:p>0.59981275725</text:p>
          </table:table-cell>
          <table:table-cell table:formula="of:=[.D116]*20" office:value-type="float" office:value="11.996255145" calcext:value-type="float">
            <text:p>11.996255145</text:p>
          </table:table-cell>
          <table:table-cell/>
          <table:table-cell table:formula="of:=[.D116]*100" office:value-type="float" office:value="59.981275725" calcext:value-type="float">
            <text:p>59.981275725</text:p>
          </table:table-cell>
          <table:table-cell table:style-name="ce2" table:formula="of:=[.G116]" office:value-type="float" office:value="59.981275725" calcext:value-type="float">
            <text:p>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GE in 202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 table:formula="of:=[.D92]" office:value-type="float" office:value="0.1536163965" calcext:value-type="float">
            <text:p>0.153616396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19]*[.B119]" office:value-type="float" office:value="0.0768081982500001" calcext:value-type="float">
            <text:p>0.07680819825</text:p>
          </table:table-cell>
          <table:table-cell table:formula="of:=[.D119]*20" office:value-type="float" office:value="1.536163965" calcext:value-type="float">
            <text:p>1.53616396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formula="of:=[.D62]" office:value-type="float" office:value="0.63417537" calcext:value-type="float">
            <text:p>0.63417537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20]*[.B120]" office:value-type="float" office:value="0.190252611" calcext:value-type="float">
            <text:p>0.190252611</text:p>
          </table:table-cell>
          <table:table-cell table:formula="of:=[.D120]*20" office:value-type="float" office:value="3.80505222" calcext:value-type="float">
            <text:p>3.8050522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3"/>
          <table:table-cell table:formula="of:=SUM([.D119:.D120])" office:value-type="float" office:value="0.26706080925" calcext:value-type="float">
            <text:p>0.26706080925</text:p>
          </table:table-cell>
          <table:table-cell table:formula="of:=[.D121]*20" office:value-type="float" office:value="5.341216185" calcext:value-type="float">
            <text:p>5.341216185</text:p>
          </table:table-cell>
          <table:table-cell/>
          <table:table-cell table:formula="of:=[.D121]*100" office:value-type="float" office:value="26.706080925" calcext:value-type="float">
            <text:p>26.706080925</text:p>
          </table:table-cell>
          <table:table-cell table:style-name="ce2" table:formula="of:=[.G121]" office:value-type="float" office:value="26.706080925" calcext:value-type="float">
            <text:p>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8"/>
        </table:table-row>
        <table:table-row table:style-name="ro1">
          <table:table-cell table:formula="of:=[.D65]" office:value-type="float" office:value="0.07046393" calcext:value-type="float">
            <text:p>0.07046393</text:p>
          </table:table-cell>
          <table:table-cell table:number-columns-repeated="2"/>
          <table:table-cell table:formula="of:=[.A123]" office:value-type="float" office:value="0.07046393" calcext:value-type="float">
            <text:p>0.07046393</text:p>
          </table:table-cell>
          <table:table-cell table:formula="of:=[.D123]*20" office:value-type="float" office:value="1.4092786" calcext:value-type="float">
            <text:p>1.4092786</text:p>
          </table:table-cell>
          <table:table-cell/>
          <table:table-cell table:formula="of:=[.D123]*100" office:value-type="float" office:value="7.046393" calcext:value-type="float">
            <text:p>7.046393</text:p>
          </table:table-cell>
          <table:table-cell table:style-name="ce2" table:formula="of:=[.G123]" office:value-type="float" office:value="7.046393" calcext:value-type="float">
            <text:p>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formula="of:=[.D123]+[.D116]+[.D110]+[.D107]+[.D104]" office:value-type="float" office:value="0.73293919075" calcext:value-type="float">
            <text:p>0.73293919075</text:p>
          </table:table-cell>
          <table:table-cell table:number-columns-repeated="2"/>
          <table:table-cell table:formula="of:=SUM([.G104:.G123])" office:value-type="float" office:value="100" calcext:value-type="float">
            <text:p>100</text:p>
          </table:table-cell>
          <table:table-cell table:formula="of:=SUM([.H104:.H123])" office:value-type="float" office:value="100" calcext:value-type="float">
            <text:p>100</text:p>
          </table:table-cell>
          <table:table-cell table:formula="of:=SUM([.I104:.I123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13:18:12.869023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9-25T12:55:15.791267058</meta:creation-date>
    <dc:date>2019-09-30T13:36:55.224281921</dc:date>
    <dc:creator>Jon Worth</dc:creator>
    <meta:editing-duration>P1DT6H41M26S</meta:editing-duration>
    <meta:editing-cycles>6</meta:editing-cycles>
    <meta:generator>LibreOffice/6.2.0.3$MacOSX_X86_64 LibreOffice_project/98c6a8a1c6c7b144ce3cc729e34964b47ce25d62</meta:generator>
    <meta:document-statistic meta:table-count="1" meta:cell-count="259" meta:object-count="0"/>
  </office:meta>
</office:document-meta>
</file>